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9eb7d"/>
    </style:style>
    <style:style style:name="T8" style:family="text">
      <style:text-properties officeooo:rsid="003c4861"/>
    </style:style>
    <style:style style:name="T9" style:family="text">
      <style:text-properties officeooo:rsid="003d11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5"/>
      <text:p text:style-name="P5">Presentació assignatura</text:p>
      <text:p text:style-name="P8">Comentem web assignatura</text:p>
      <text:p text:style-name="P11">Comentem unitats </text:p>
      <text:list xml:id="list1618334908970518461" text:style-name="L1">
        <text:list-item>
          <text:p text:style-name="P16"><text:a xlink:type="simple" xlink:href="https://paulinoposada.github.io/web_e/web_e_2425/documents/apunts/unitat_1_ley_ohm/e_apunts_ud_1_1_gs.pdf">1.1 Circuit elèctric</text:a></text:p>
        </text:list-item>
        <text:list-item>
          <text:p text:style-name="P16"><text:a xlink:type="simple" xlink:href="https://paulinoposada.github.io/web_e/web_e_2425/documents/apunts/unitat_1_ley_ohm/e_apunts_ud_1_2_gs.pdf">1.2 Llei d'ohm</text:a></text:p>
        </text:list-item>
        <text:list-item>
          <text:p text:style-name="P16"><text:a xlink:type="simple" xlink:href="https://paulinoposada.github.io/web_e/web_e_2425/documents/apunts/unitat_2_seguridad/e_apunts_ud_2_1_gs.pdf">2 Seguretat</text:a></text:p>
        </text:list-item>
        <text:list-item>
          <text:p text:style-name="P1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">Comentem <text:a xlink:type="simple" xlink:href="https://paulinoposada.github.io/web_e/web_e_2425/documents/practiques/resistencia_polimetre/resistencia_polimetre.pdf"><text:span text:style-name="T8">pràctica 0</text:span></text:a><text:span text:style-name="T8">.</text:span></text:p>
        </text:list-item>
      </text:list>
      <text:p text:style-name="P8"/>
      <text:p text:style-name="P8"/>
      <text:p text:style-name="P3">Di<text:span text:style-name="T3">jous</text:span><text:tab/><text:tab/><text:tab/><text:tab/>2<text:span text:style-name="T3">6</text:span>/09/2<text:span text:style-name="T1">4</text:span></text:p>
      <text:p text:style-name="P6"/>
      <text:p text:style-name="P9">Comentem </text:p>
      <text:list xml:id="list6878493777797198458" text:style-name="L2">
        <text:list-item>
          <text:p text:style-name="P1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8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2"/>
      <text:p text:style-name="P12"/>
      <text:p text:style-name="P4">Di<text:span text:style-name="T5">vendres</text:span><text:tab/><text:tab/><text:tab/>2<text:span text:style-name="T5">7</text:span>/09/2<text:span text:style-name="T1">4</text:span></text:p>
      <text:p text:style-name="P7"/>
      <text:p text:style-name="P10">Comentem </text:p>
      <text:list xml:id="list214643359327997" text:continue-numbering="true" text:style-name="L2">
        <text:list-item>
          <text:p text:style-name="P2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7"/>
      <text:p text:style-name="P13">Comentem <text:s/></text:p>
      <text:list xml:id="list214643506643277" text:continue-list="list1618334908970518461" text:style-name="L1">
        <text:list-item>
          <text:p text:style-name="P2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">Programa de simulació Cade Simu</text:p>
        </text:list-item>
      </text:list>
      <text:p text:style-name="P10"/>
      <text:p text:style-name="P1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7"/>
      <text:p text:style-name="P10">Comentem </text:p>
      <text:list xml:id="list1091291822546118903" text:style-name="L3">
        <text:list-item>
          <text:p text:style-name="P2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9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9">Baixem al taller i comentem connexió font d'alimentació de PC que utilitzarem per les pràctiques de cc.</text:p>
          <text:p text:style-name="P30"><text:s/></text:p>
        </text:list-item>
      </text:list>
      <text:p text:style-name="P13"/>
      <text:p text:style-name="P13"/>
      <text:p text:style-name="P1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7"/>
      <text:p text:style-name="P10">Comentem </text:p>
      <text:list xml:id="list214643035526453" text:continue-numbering="true" text:style-name="L3">
        <text:list-item>
          <text:p text:style-name="P25"><text:a xlink:type="simple" xlink:href="https://paulinoposada.github.io/web_e/web_e_2425/documents/apunts/unitat_4_analisis_redes/e_apunts_ud_4_gs.pdf">Unitat 4</text:a>, <text:span text:style-name="T7">baixem al taller i feim practiques amb circuits pont.</text:span></text:p>
        </text:list-item>
      </text:list>
      <text:p text:style-name="P26"/>
      <text:p text:style-name="P26"/>
      <text:p text:style-name="P34">Di<text:span text:style-name="T2">mecres</text:span><text:tab/><text:tab/><text:tab/><text:span text:style-name="T5">09</text:span>/<text:span text:style-name="T5">10</text:span>/2<text:span text:style-name="T1">4</text:span></text:p>
      <text:p text:style-name="P32"/>
      <text:p text:style-name="P17">Comentem <text:s/></text:p>
      <text:list xml:id="list214643054197345" text:continue-list="list214643506643277" text:style-name="L1">
        <text:list-item>
          <text:p text:style-name="P23"><text:span text:style-name="T9">Continuem amb </text:span><text:a xlink:type="simple" xlink:href="https://paulinoposada.github.io/web_e/web_e_2425/documents/practiques/practica_wheatstone.pdf"><text:span text:style-name="T9">pràctica Wheatstone</text:span></text:a><text:span text:style-name="T9">. </text:span></text:p>
          <text:p text:style-name="P23"/>
        </text:list-item>
      </text:list>
      <text:p text:style-name="P33"/>
      <text:p text:style-name="P33"/>
      <text:p text:style-name="P34">Di<text:span text:style-name="T3">jous</text:span><text:tab/><text:tab/><text:tab/><text:tab/><text:span text:style-name="T9">10</text:span>/<text:span text:style-name="T6">10</text:span>/2<text:span text:style-name="T1">4</text:span></text:p>
      <text:p text:style-name="P32"/>
      <text:p text:style-name="P33">Comentem </text:p>
      <text:list xml:id="list1782920820842996170" text:style-name="L4">
        <text:list-item>
          <text:p text:style-name="P27"/>
          <text:p text:style-name="P31"><text:s/></text:p>
        </text:list-item>
      </text:list>
      <text:p text:style-name="P17"/>
      <text:p text:style-name="P17"/>
      <text:p text:style-name="P34">Di<text:span text:style-name="T5">vendres</text:span><text:tab/><text:tab/><text:tab/><text:span text:style-name="T9">11</text:span>/<text:span text:style-name="T6">10</text:span>/2<text:span text:style-name="T1">4</text:span></text:p>
      <text:p text:style-name="P32"/>
      <text:p text:style-name="P33">Comentem </text:p>
      <text:list xml:id="list214643896067072" text:continue-numbering="true" text:style-name="L4"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9T21:46:42.881334216</dc:date>
    <meta:editing-duration>PT1H29M30S</meta:editing-duration>
    <meta:editing-cycles>58</meta:editing-cycles>
    <meta:document-statistic meta:table-count="0" meta:image-count="0" meta:object-count="0" meta:page-count="2" meta:paragraph-count="42" meta:word-count="171" meta:character-count="1108" meta:non-whitespace-character-count="956"/>
  </office:meta>
</office:document-meta>
</file>